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officeooo:rsid="000e3c2a" officeooo:paragraph-rsid="000e3c2a" style:font-size-asian="32pt" style:font-size-complex="32pt"/>
    </style:style>
    <style:style style:name="P2" style:family="paragraph" style:parent-style-name="Standard">
      <style:text-properties fo:font-size="32pt" style:text-underline-style="solid" style:text-underline-width="auto" style:text-underline-color="font-color" officeooo:rsid="000fae11" officeooo:paragraph-rsid="000fae11" style:font-size-asian="32pt" style:font-size-complex="32pt"/>
    </style:style>
    <style:style style:name="P3" style:family="paragraph" style:parent-style-name="Standard">
      <style:paragraph-properties fo:text-align="start" style:justify-single-word="false"/>
      <style:text-properties fo:font-size="22pt" style:text-underline-style="none" officeooo:rsid="000e3c2a" officeooo:paragraph-rsid="000e3c2a" style:font-size-asian="22pt" style:font-size-complex="22pt"/>
    </style:style>
    <style:style style:name="P4" style:family="paragraph" style:parent-style-name="Standard">
      <style:text-properties fo:font-size="22pt" style:text-underline-style="solid" style:text-underline-width="auto" style:text-underline-color="font-color" officeooo:rsid="000fb889" officeooo:paragraph-rsid="000fb889" style:font-size-asian="22pt" style:font-size-complex="22pt"/>
    </style:style>
    <style:style style:name="P5" style:family="paragraph" style:parent-style-name="Standard">
      <style:text-properties officeooo:rsid="000fae11" officeooo:paragraph-rsid="000fae11"/>
    </style:style>
    <style:style style:name="P6" style:family="paragraph" style:parent-style-name="Standard">
      <style:text-properties fo:font-size="12pt" style:text-underline-style="none" officeooo:rsid="000fb889" officeooo:paragraph-rsid="000fb889" style:font-size-asian="10.5pt" style:font-size-complex="12pt"/>
    </style:style>
    <style:style style:name="P7" style:family="paragraph" style:parent-style-name="Standard">
      <style:text-properties fo:font-size="12pt" style:text-underline-style="none" officeooo:rsid="00105d5e" officeooo:paragraph-rsid="00105d5e" style:font-size-asian="10.5pt" style:font-size-complex="12pt"/>
    </style:style>
    <style:style style:name="P8" style:family="paragraph" style:parent-style-name="Standard">
      <style:text-properties fo:font-size="12pt" style:text-underline-style="none" officeooo:rsid="0011c0fa" officeooo:paragraph-rsid="0011c0fa" style:font-size-asian="10.5pt" style:font-size-complex="12pt"/>
    </style:style>
    <style:style style:name="P9" style:family="paragraph" style:parent-style-name="Standard">
      <style:text-properties fo:font-size="12pt" style:text-underline-style="solid" style:text-underline-width="auto" style:text-underline-color="font-color" officeooo:rsid="00105d5e" officeooo:paragraph-rsid="00105d5e" style:font-size-asian="10.5pt" style:font-size-complex="12pt"/>
    </style:style>
    <style:style style:name="P10" style:family="paragraph" style:parent-style-name="Standard">
      <style:text-properties fo:font-size="12pt" style:text-underline-style="solid" style:text-underline-width="auto" style:text-underline-color="font-color" officeooo:rsid="0011c0fa" officeooo:paragraph-rsid="0011c0fa" style:font-size-asian="10.5pt" style:font-size-complex="12pt"/>
    </style:style>
    <style:style style:name="P11" style:family="paragraph" style:parent-style-name="Standard">
      <style:text-properties fo:font-size="12pt" style:text-underline-style="none" officeooo:rsid="000fb889" officeooo:paragraph-rsid="000fb889" style:font-size-asian="10.5pt" style:font-size-complex="12pt"/>
    </style:style>
    <style:style style:name="P12" style:family="paragraph" style:parent-style-name="Standard">
      <style:text-properties fo:font-size="12pt" style:text-underline-style="none" officeooo:rsid="001358db" officeooo:paragraph-rsid="001537b8" style:font-size-asian="10.5pt" style:font-size-complex="12pt"/>
    </style:style>
    <style:style style:name="P13" style:family="paragraph" style:parent-style-name="Standard">
      <style:text-properties fo:font-size="12pt" style:text-underline-style="none" officeooo:rsid="00105d5e" officeooo:paragraph-rsid="00105d5e" style:font-size-asian="10.5pt" style:font-size-complex="12pt"/>
    </style:style>
    <style:style style:name="P14" style:family="paragraph" style:parent-style-name="Standard">
      <style:text-properties fo:font-size="12pt" style:text-underline-style="none" officeooo:rsid="0015554f" officeooo:paragraph-rsid="0015554f" style:font-size-asian="10.5pt" style:font-size-complex="12pt"/>
    </style:style>
    <style:style style:name="P15" style:family="paragraph" style:parent-style-name="Standard">
      <style:text-properties fo:font-size="12pt" style:text-underline-style="none" officeooo:rsid="001728e7" officeooo:paragraph-rsid="001728e7" style:font-size-asian="10.5pt" style:font-size-complex="12pt"/>
    </style:style>
    <style:style style:name="P16" style:family="paragraph" style:parent-style-name="Standard">
      <style:text-properties fo:font-size="12pt" style:text-underline-style="solid" style:text-underline-width="auto" style:text-underline-color="font-color" officeooo:rsid="001358db" officeooo:paragraph-rsid="001358db" style:font-size-asian="10.5pt" style:font-size-complex="12pt"/>
    </style:style>
    <style:style style:name="P17" style:family="paragraph" style:parent-style-name="Standard">
      <style:text-properties fo:font-size="12pt" style:text-underline-style="solid" style:text-underline-width="auto" style:text-underline-color="font-color" officeooo:rsid="001358db" officeooo:paragraph-rsid="001537b8" style:font-size-asian="10.5pt" style:font-size-complex="12pt"/>
    </style:style>
    <style:style style:name="P18" style:family="paragraph" style:parent-style-name="Standard">
      <style:text-properties fo:font-size="12pt" style:text-underline-style="solid" style:text-underline-width="auto" style:text-underline-color="font-color" officeooo:rsid="00105d5e" officeooo:paragraph-rsid="00105d5e" style:font-size-asian="10.5pt" style:font-size-complex="12pt"/>
    </style:style>
    <style:style style:name="P19" style:family="paragraph" style:parent-style-name="Standard">
      <style:text-properties fo:font-size="12pt" style:text-underline-style="solid" style:text-underline-width="auto" style:text-underline-color="font-color" officeooo:rsid="001537b8" officeooo:paragraph-rsid="001537b8" style:font-size-asian="10.5pt" style:font-size-complex="12pt"/>
    </style:style>
    <style:style style:name="P20" style:family="paragraph" style:parent-style-name="Standard">
      <style:text-properties fo:font-size="12pt" style:text-underline-style="solid" style:text-underline-width="auto" style:text-underline-color="font-color" officeooo:rsid="0015554f" officeooo:paragraph-rsid="0015554f" style:font-size-asian="10.5pt" style:font-size-complex="12pt"/>
    </style:style>
    <style:style style:name="T1" style:family="text">
      <style:text-properties officeooo:rsid="001537b8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e Proyecto AD U1 Alexander:</text:p>
      <text:p text:style-name="P1"/>
      <text:p text:style-name="P3">De que trata:</text:p>
      <text:p text:style-name="P5">Un programa que simula el juego crossout, con la opcion de crear un perfil/usuario y selccionar un carro y luchar contra bots.</text:p>
      <text:p text:style-name="P5"/>
      <text:p text:style-name="P5"/>
      <text:p text:style-name="P2">Menus:</text:p>
      <text:p text:style-name="P4">1.Inicio sesion/crear usuario:</text:p>
      <text:p text:style-name="P6">Menu en cual se inicia sesion en el programa o se crea el usuario nuevo, usa .dat para ver los usuarios guardados.</text:p>
      <text:p text:style-name="P6"/>
      <text:p text:style-name="P9">Metodos:</text:p>
      <text:p text:style-name="P10">RevisarUser(no es un metodo solo un case con un for):</text:p>
      <text:p text:style-name="P8">Printea todos los usarios displonibles y su posicion en la lista, luego el usuario da un numero e inicia sesion.</text:p>
      <text:p text:style-name="P9">newUser:</text:p>
      <text:p text:style-name="P7">Metodo en el usuario da un nombre el cual se revisa que no haiga otro jugador con el y en caso de que este libre se pasa al apartado de selecion de carro.</text:p>
      <text:p text:style-name="P7"/>
      <text:p text:style-name="P4">2.Menu de usuario:</text:p>
      <text:p text:style-name="P6">Menu desde el cual se accede a batalla,se cambia el carro o se borra un usuario(en caso de ser admin).</text:p>
      <text:p text:style-name="P16">Metodos:</text:p>
      <text:p text:style-name="P19">Batallta:</text:p>
      <text:p text:style-name="P14">Sirve para escoger modalidad de batalla para lucahr vs bot.</text:p>
      <text:p text:style-name="P20">CambiarCarro:</text:p>
      <text:p text:style-name="P15">Permite cambiar el carro del usuario, cargando los carros almacenados en el .dat de carros</text:p>
      <text:p text:style-name="P4">3.Menu de batalla:</text:p>
      <text:p text:style-name="P7">Permite luchar batallas por recursos contra bots.</text:p>
      <text:p text:style-name="P17">Chatarra y Cobre:</text:p>
      <text:p text:style-name="P12">Un metodo en el cual se cargan los datos de los jugadores <text:span text:style-name="T1">y bots para enfrentarlos en combate por turnos. En este metodo se usan 2 randoms, uno para los turnos y otro que escoje el bot contra que luchar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8T09:58:34.443000000</meta:creation-date>
    <dc:date>2022-10-29T16:41:52.579000000</dc:date>
    <meta:editing-duration>PT21M28S</meta:editing-duration>
    <meta:editing-cycles>6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22" meta:word-count="225" meta:character-count="1244" meta:non-whitespace-character-count="1041"/>
  </office:meta>
</office:document-meta>
</file>